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in" fo:margin-bottom="0.1965in" loext:contextual-spacing="false" fo:padding="0.0193in" fo:border="0.06pt solid #d9d9e3"/>
    </style:style>
    <style:style style:name="P2" style:family="paragraph" style:parent-style-name="Preformatted_20_Text">
      <style:paragraph-properties fo:padding="0.0193in" fo:border="0.06pt solid #d9d9e3"/>
      <style:text-properties style:font-name="arial" loext:padding="0.0193in" loext:border="0.06pt solid #d9d9e3"/>
    </style:style>
    <style:style style:name="P3" style:family="paragraph" style:parent-style-name="Text_20_body">
      <style:paragraph-properties fo:padding="0.0193in" fo:border="0.06pt solid #d9d9e3"/>
      <style:text-properties style:font-name="arial"/>
    </style:style>
    <style:style style:name="P4" style:family="paragraph" style:parent-style-name="Standard">
      <style:text-properties fo:font-variant="normal" fo:text-transform="none" fo:color="#374151" style:font-name="arial" fo:font-size="12pt" fo:letter-spacing="normal" fo:font-style="normal" fo:font-weight="normal" officeooo:rsid="00009bf0" officeooo:paragraph-rsid="00009bf0"/>
    </style:style>
    <style:style style:name="P5" style:family="paragraph" style:parent-style-name="Standard">
      <style:paragraph-properties fo:text-align="center" style:justify-single-word="false"/>
      <style:text-properties style:font-name="arial" fo:font-size="16pt" fo:font-weight="bold" officeooo:rsid="00009bf0" officeooo:paragraph-rsid="00009bf0" style:font-size-asian="16pt" style:font-weight-asian="bold" style:font-size-complex="16pt" style:font-weight-complex="bold"/>
    </style:style>
    <style:style style:name="P6" style:family="paragraph" style:parent-style-name="Standard">
      <style:text-properties style:font-name="arial" officeooo:rsid="00009bf0" officeooo:paragraph-rsid="00009bf0"/>
    </style:style>
    <style:style style:name="P7" style:family="paragraph" style:parent-style-name="Text_20_body">
      <style:text-properties style:font-name="arial" officeooo:rsid="00009bf0" officeooo:paragraph-rsid="00009bf0"/>
    </style:style>
    <style:style style:name="P8" style:family="paragraph" style:parent-style-name="Text_20_body" style:list-style-name="L1">
      <style:paragraph-properties fo:padding="0.0193in" fo:border="0.06pt solid #d9d9e3"/>
      <style:text-properties style:font-name="arial"/>
    </style:style>
    <style:style style:name="P9" style:family="paragraph" style:parent-style-name="Text_20_body" style:list-style-name="L2">
      <style:paragraph-properties fo:padding="0.0193in" fo:border="0.06pt solid #d9d9e3"/>
      <style:text-properties style:font-name="arial"/>
    </style:style>
    <style:style style:name="P10" style:family="paragraph" style:parent-style-name="Text_20_body" style:list-style-name="L3">
      <style:paragraph-properties fo:padding="0.0193in" fo:border="0.06pt solid #d9d9e3"/>
      <style:text-properties style:font-name="arial"/>
    </style:style>
    <style:style style:name="P11" style:family="paragraph" style:parent-style-name="Text_20_body" style:list-style-name="L4">
      <style:paragraph-properties fo:padding="0.0193in" fo:border="0.06pt solid #d9d9e3"/>
      <style:text-properties style:font-name="arial"/>
    </style:style>
    <style:style style:name="P12" style:family="paragraph" style:parent-style-name="Text_20_body" style:list-style-name="L5">
      <style:paragraph-properties fo:padding="0.0193in" fo:border="0.06pt solid #d9d9e3"/>
      <style:text-properties style:font-name="arial"/>
    </style:style>
    <style:style style:name="P13" style:family="paragraph" style:parent-style-name="Text_20_body" style:list-style-name="L6">
      <style:paragraph-properties fo:padding="0.0193in" fo:border="0.06pt solid #d9d9e3"/>
      <style:text-properties style:font-name="arial"/>
    </style:style>
    <style:style style:name="P14" style:family="paragraph" style:parent-style-name="Text_20_body" style:list-style-name="L7">
      <style:paragraph-properties fo:padding="0.0193in" fo:border="0.06pt solid #d9d9e3"/>
      <style:text-properties style:font-name="arial"/>
    </style:style>
    <style:style style:name="P15" style:family="paragraph" style:parent-style-name="Text_20_body" style:list-style-name="L8">
      <style:paragraph-properties fo:padding="0.0193in" fo:border="0.06pt solid #d9d9e3"/>
      <style:text-properties style:font-name="arial"/>
    </style:style>
    <style:style style:name="P16" style:family="paragraph" style:parent-style-name="Text_20_body" style:list-style-name="L9">
      <style:paragraph-properties fo:padding="0.0193in" fo:border="0.06pt solid #d9d9e3"/>
      <style:text-properties style:font-name="arial"/>
    </style:style>
    <style:style style:name="T1" style:family="text">
      <style:text-properties fo:color="#3465a4" style:font-name="arial" loext:padding="0.0193in" loext:border="0.06pt solid #d9d9e3"/>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DB DEBOGUEUR</text:p>
      <text:p text:style-name="P6"/>
      <text:p text:style-name="P7">quelques étapes pour utiliser GDB pour déboguer un programme en C :</text:p>
      <text:list xml:id="list753781087" text:style-name="L1">
        <text:list-item>
          <text:p text:style-name="P8">Compiler votre programme avec l'option -g pour générer les informations de débogage. Par exemple, si vous utilisez GCC, vous pouvez utiliser la commande suivante :</text:p>
        </text:list-item>
      </text:list>
      <text:p text:style-name="P2"/>
      <text:p text:style-name="P1"><text:span text:style-name="Source_20_Text"><text:span text:style-name="T1">gcc -g myprogram.c -o myprogram</text:span></text:span></text:p>
      <text:list xml:id="list1921104297" text:style-name="L2">
        <text:list-item>
          <text:p text:style-name="P9">Lancer GDB en utilisant la commande :</text:p>
        </text:list-item>
      </text:list>
      <text:p text:style-name="P2"/>
      <text:p text:style-name="P1"><text:span text:style-name="Source_20_Text"><text:span text:style-name="T1">gdb myprogram</text:span></text:span></text:p>
      <text:list xml:id="list2366085113" text:style-name="L3">
        <text:list-item>
          <text:p text:style-name="P10">Utilisez la commande "run" pour lancer l'exécution du programme :</text:p>
        </text:list-item>
      </text:list>
      <text:p text:style-name="P2"/>
      <text:p text:style-name="P1"><text:span text:style-name="Source_20_Text"><text:span text:style-name="T1">(gdb) run</text:span></text:span></text:p>
      <text:list xml:id="list2146788884" text:style-name="L4">
        <text:list-item>
          <text:p text:style-name="P11">Utilisez la commande "break" pour placer un point d'arrêt à un emplacement spécifique dans votre code. Par exemple, pour placer un point d'arrêt à la ligne 10 de </text:p>
        </text:list-item>
      </text:list>
      <text:p text:style-name="P1"><text:span text:style-name="Source_20_Text"><text:span text:style-name="T1">(gdb) break main.c:10</text:span></text:span></text:p>
      <text:list xml:id="list674205943" text:style-name="L5">
        <text:list-item>
          <text:p text:style-name="P12">Utilisez la commande "continue" pour continuer l'exécution du programme jusqu'au prochain point d'arrêt ou jusqu'à la fin du programme :</text:p>
        </text:list-item>
      </text:list>
      <text:p text:style-name="P2"/>
      <text:p text:style-name="P1"><text:span text:style-name="Source_20_Text"><text:span text:style-name="T1">(gdb) continue</text:span></text:span></text:p>
      <text:list xml:id="list2358472757" text:style-name="L6">
        <text:list-item>
          <text:p text:style-name="P13">Utilisez la commande "next" pour faire un pas à pas dans le code :</text:p>
        </text:list-item>
      </text:list>
      <text:p text:style-name="P2"/>
      <text:p text:style-name="P1"><text:span text:style-name="Source_20_Text"><text:span text:style-name="T1">(gdb) next</text:span></text:span></text:p>
      <text:list xml:id="list1767921449" text:style-name="L7">
        <text:list-item>
          <text:p text:style-name="P14">Utilisez la commande "print" pour afficher la valeur d'une variable :</text:p>
        </text:list-item>
      </text:list>
      <text:p text:style-name="P2"/>
      <text:p text:style-name="P1"><text:span text:style-name="Source_20_Text"><text:span text:style-name="T1">(gdb) print myvar</text:span></text:span></text:p>
      <text:list xml:id="list3244848100" text:style-name="L8">
        <text:list-item>
          <text:p text:style-name="P15">Utilisez la commande "backtrace" pour afficher les appels de fonction dans la pile d'exécution :</text:p>
        </text:list-item>
      </text:list>
      <text:p text:style-name="P2"/>
      <text:p text:style-name="P1"><text:span text:style-name="Source_20_Text"><text:span text:style-name="T1">(gdb) backtrace</text:span></text:span></text:p>
      <text:list xml:id="list2445859452" text:style-name="L9">
        <text:list-item>
          <text:p text:style-name="P16">Utilisez la commande "quit" pour quitter GDB :</text:p>
        </text:list-item>
      </text:list>
      <text:p text:style-name="P2"/>
      <text:p text:style-name="P1"><text:soft-page-break/><text:span text:style-name="Source_20_Text"><text:span text:style-name="T1">(gdb) quit</text:span></text:span></text:p>
      <text:p text:style-name="P3">Il existe de nombreuses autres commandes et fonctionnalités de GDB que vous pouvez utiliser pour déboguer des programmes en C, comme la modification de variables, la surveillance de variables, l'analyse de la mémoire, et le débogage à distance. Il est donc important de consulter la documentation de GDB pour en savoir plus sur ses fonctionnalités et sur la manière de les utiliser. Il est également important de pratiquer en utilisant GDB pour résoudre des erreurs dans des programmes réels pour devenir plus compétent dans son utilisation.</text:p>
      <text:p text:style-name="P4">GDB peut être utilisé avec une interface graphique pour une expérience de débogage plus conviviale. Il existe de nombreux frontaux graphiques pour GDB, comme DDD, Nemiver et Eclipse CDT, qui offrent une interface utilisateur graphique pour GDB, avec des fonctionnalités telles que l'affichage des variables, la visualisation de la pile d'exécution, et l'affichage de la sour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rial"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15T11:36:07.364015516</meta:creation-date>
    <dc:date>2023-01-16T09:21:47.557684905</dc:date>
    <meta:editing-duration>PT13M49S</meta:editing-duration>
    <meta:editing-cycles>4</meta:editing-cycles>
    <meta:generator>LibreOffice/6.4.7.2$Linux_X86_64 LibreOffice_project/40$Build-2</meta:generator>
    <meta:document-statistic meta:table-count="0" meta:image-count="0" meta:object-count="0" meta:page-count="2" meta:paragraph-count="22" meta:word-count="326" meta:character-count="1996" meta:non-whitespace-character-count="1700"/>
  </office:meta>
</office:document-meta>
</file>